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1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0.13mm"/>
    </style:style>
    <style:style style:name="co5" style:family="table-column">
      <style:table-column-properties fo:break-before="auto" style:column-width="17.04mm"/>
    </style:style>
    <style:style style:name="co6" style:family="table-column">
      <style:table-column-properties fo:break-before="auto" style:column-width="44.17mm"/>
    </style:style>
    <style:style style:name="co7" style:family="table-column">
      <style:table-column-properties fo:break-before="auto" style:column-width="23.2mm"/>
    </style:style>
    <style:style style:name="co8" style:family="table-column">
      <style:table-column-properties fo:break-before="auto" style:column-width="43.62mm"/>
    </style:style>
    <style:style style:name="co9" style:family="table-column">
      <style:table-column-properties fo:break-before="auto" style:column-width="55.09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32.9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PageStyle_5f_pivot">
      <style:table-properties table:display="true" style:writing-mode="lr-tb"/>
    </style:style>
    <style:style style:name="ta2" style:family="table" style:master-page-name="PageStyle_5f_users">
      <style:table-properties table:display="true" style:writing-mode="lr-tb" tableooo:tab-color="#92d050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fo:border="0.99pt solid #000000"/>
    </style:style>
    <style:style style:name="ce8" style:family="table-cell" style:parent-style-name="Pivot_20_Table_20_Corner">
      <style:table-cell-properties fo:border-bottom="none" fo:border-left="0.99pt solid #000000" fo:border-right="2.01pt solid #000000" fo:border-top="2.01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padding="0.71mm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3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vo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53" table:default-cell-style-name="ce6"/>
        <table:table-column table:style-name="co5" table:number-columns-repeated="767" table:default-cell-style-name="Default"/>
        <table:table-row table:style-name="ro1">
          <table:table-cell table:style-name="Pivot_20_Table_20_Field" office:value-type="string" calcext:value-type="string">
            <text:p>pwdLastSet</text:p>
          </table:table-cell>
          <table:table-cell table:style-name="ce7" office:value-type="string" calcext:value-type="string">
            <text:p>(empty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mail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company</text:p>
          </table:table-cell>
          <table:table-cell table:style-name="ce9" office:value-type="string" calcext:value-type="string">
            <text:p>mai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rst type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cond type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2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5" table:number-columns-repeated="251" table:default-cell-style-name="ce6"/>
        <table:table-column table:style-name="co5" table:number-columns-repeated="767" table:default-cell-style-name="Default"/>
        <table:table-row table:style-name="ro2">
          <table:table-cell table:style-name="ce13" table:formula="of:=&quot;Something: &quot;&amp;COUNTA([.A3:.A33])" office:value-type="string" office:string-value="Something: 30" calcext:value-type="string">
            <text:p>Something: 30</text:p>
          </table:table-cell>
          <table:table-cell table:style-name="ce15" office:value-type="string" calcext:value-type="string">
            <text:p>employeeID</text:p>
          </table:table-cell>
          <table:table-cell table:style-name="ce15" office:value-type="string" calcext:value-type="string">
            <text:p>company</text:p>
          </table:table-cell>
          <table:table-cell table:style-name="ce15" office:value-type="string" calcext:value-type="string">
            <text:p>mail</text:p>
          </table:table-cell>
          <table:table-cell table:style-name="ce15" office:value-type="string" calcext:value-type="string">
            <text:p>pwdLastSet</text:p>
          </table:table-cell>
          <table:table-cell table:number-columns-repeated="252"/>
          <table:table-cell table:style-name="ce6" table:number-columns-repeated="767"/>
        </table:table-row>
        <table:table-row table:style-name="ro1">
          <table:table-cell table:style-name="ce14" office:value-type="string" calcext:value-type="string">
            <text:p>..</text:p>
          </table:table-cell>
          <table:table-cell table:number-columns-repeated="256"/>
          <table:table-cell table:style-name="ce6" table:number-columns-repeated="767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</text:p>
          </table:table-cell>
          <table:table-cell table:style-name="ce16" office:value-type="date" office:date-value="2016-06-15T12:18:33.6056" calcext:value-type="date">
            <text:p>2016.06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irst type</text:p>
          </table:table-cell>
          <table:table-cell office:value-type="string" calcext:value-type="string">
            <text:p>xxxxxxxxxxxxxxxxxxxxxxxxxx</text:p>
          </table:table-cell>
          <table:table-cell table:style-name="ce16" office:value-type="date" office:date-value="2017-02-10T09:57:31.0536" calcext:value-type="date">
            <text:p>2017.02.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irst type</text:p>
          </table:table-cell>
          <table:table-cell office:value-type="string" calcext:value-type="string">
            <text:p>xxxxxxxxxxxxxxxxxxxxxxxxxxx</text:p>
          </table:table-cell>
          <table:table-cell table:style-name="ce16" office:value-type="date" office:date-value="2017-03-06T07:26:12.069896" calcext:value-type="date">
            <text:p>2017.03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irst type</text:p>
          </table:table-cell>
          <table:table-cell office:value-type="string" calcext:value-type="string">
            <text:p>xxxxxxxxxxxxxxxxxxxxxx</text:p>
          </table:table-cell>
          <table:table-cell table:style-name="ce16" office:value-type="date" office:date-value="2017-03-24T08:38:46.332102" calcext:value-type="date">
            <text:p>2017.03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irst type</text:p>
          </table:table-cell>
          <table:table-cell office:value-type="string" calcext:value-type="string">
            <text:p>xxxxxxxxxxxxxxxxxxxx</text:p>
          </table:table-cell>
          <table:table-cell table:style-name="ce16" office:value-type="date" office:date-value="2017-03-02T06:50:11.559696" calcext:value-type="date">
            <text:p>2017.03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rst type</text:p>
          </table:table-cell>
          <table:table-cell office:value-type="string" calcext:value-type="string">
            <text:p>xxxxxxxxxxxxxxxxxxxx</text:p>
          </table:table-cell>
          <table:table-cell table:style-name="ce16" office:value-type="date" office:date-value="2017-03-23T12:50:26.093602" calcext:value-type="date">
            <text:p>2017.03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xxxxxxxxxxx</text:p>
          </table:table-cell>
          <table:table-cell table:style-name="ce16" office:value-type="date" office:date-value="2016-10-14T12:20:53.019802" calcext:value-type="date">
            <text:p>2016.10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</text:p>
          </table:table-cell>
          <table:table-cell table:style-name="ce16" office:value-type="date" office:date-value="2017-03-24T07:09:10.292498" calcext:value-type="date">
            <text:p>2017.03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irst type</text:p>
          </table:table-cell>
          <table:table-cell office:value-type="string" calcext:value-type="string">
            <text:p>xxxxxxxxxxxxxxxxx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</text:p>
          </table:table-cell>
          <table:table-cell table:style-name="ce16" office:value-type="date" office:date-value="2016-06-15T12:21:40.967404" calcext:value-type="date">
            <text:p>2016.06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x</text:p>
          </table:table-cell>
          <table:table-cell table:style-name="ce16" office:value-type="date" office:date-value="2017-03-21T10:27:38.819506" calcext:value-type="date">
            <text:p>2017.03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x</text:p>
          </table:table-cell>
          <table:table-cell table:style-name="ce16" office:value-type="date" office:date-value="2016-06-15T12:22:17.941601" calcext:value-type="date">
            <text:p>2016.06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irst type</text:p>
          </table:table-cell>
          <table:table-cell office:value-type="string" calcext:value-type="string">
            <text:p>xxx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</text:p>
          </table:table-cell>
          <table:table-cell table:style-name="ce16" office:value-type="date" office:date-value="2017-01-23T07:21:21.532703" calcext:value-type="date">
            <text:p>2017.01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</text:p>
          </table:table-cell>
          <table:table-cell table:style-name="ce16" office:value-type="date" office:date-value="2017-03-14T11:49:31.795104" calcext:value-type="date">
            <text:p>2017.03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xxxxxxxxxxxxxxxxxxxxxx</text:p>
          </table:table-cell>
          <table:table-cell table:style-name="ce16" office:value-type="date" office:date-value="2016-06-15T12:11:40.899497" calcext:value-type="date">
            <text:p>2016.06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xx</text:p>
          </table:table-cell>
          <table:table-cell table:style-name="ce16" office:value-type="date" office:date-value="2017-03-21T10:27:27.256101" calcext:value-type="date">
            <text:p>2017.03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irst type</text:p>
          </table:table-cell>
          <table:table-cell office:value-type="string" calcext:value-type="string">
            <text:p>xxxxxxxxxx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xxxxxxxxxxxxxxxxxxxxxxxx</text:p>
          </table:table-cell>
          <table:table-cell table:style-name="ce16" office:value-type="date" office:date-value="2014-07-07T09:30:30.705702" calcext:value-type="date">
            <text:p>2014.07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x</text:p>
          </table:table-cell>
          <table:table-cell table:style-name="ce16" office:value-type="date" office:date-value="2016-09-27T13:39:13.617996" calcext:value-type="date">
            <text:p>2016.09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xxxxxxxxxxxxxxxxxxxxxxxxxxxxxxx</text:p>
          </table:table-cell>
          <table:table-cell table:style-name="ce16" office:value-type="date" office:date-value="2014-10-01T13:56:34.216797" calcext:value-type="date">
            <text:p>2014.1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irst type</text:p>
          </table:table-cell>
          <table:table-cell office:value-type="string" calcext:value-type="string">
            <text:p>xxxx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xxxxxxxxxxxxxxxxxxxxxxxxxxx</text:p>
          </table:table-cell>
          <table:table-cell table:style-name="ce16" office:value-type="date" office:date-value="2014-12-23T10:50:57.228397" calcext:value-type="date">
            <text:p>2014.12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xx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cond type</text:p>
          </table:table-cell>
          <table:table-cell office:value-type="string" calcext:value-type="string">
            <text:p>xxxxxxxxxxxxxxxxxxx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xxxxxxxxxxxxxxxxxxxxxxx</text:p>
          </table:table-cell>
          <table:table-cell table:style-name="ce16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pivot.$A$1" table:cell-range-address="$users.$A$1:.$E$32"/>
        </table:named-expressions>
      </table:table>
      <table:named-expressions/>
      <table:database-ranges>
        <table:database-range table:name="__Anonymous_Sheet_DB__1" table:target-range-address="users.A1:users.E32" table:display-filter-buttons="true"/>
      </table:database-ranges>
      <table:data-pilot-tables>
        <table:data-pilot-table table:name="Kimutatás1" table:application-data="" table:target-range-address="pivot.A1:pivot.B7" table:buttons="pivot.A1 pivot.A4" table:show-filter-button="false" table:header-grid-layout="true">
          <table:source-cell-range table:cell-range-address="users.A1:users.E32"/>
          <table:data-pilot-field table:source-field-name="company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irst type" table:display="true" table:show-details="true"/>
                <table:data-pilot-member table:name="Second typ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1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wdLastSet" table:orientation="page" table:used-hierarchy="-1" table:function="auto" loext:ignore-selected-page="true" table:selected-page="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14.07.07" table:display="false" table:show-details="true"/>
                <table:data-pilot-member table:name="2014.10.01" table:display="false" table:show-details="true"/>
                <table:data-pilot-member table:name="2014.12.23" table:display="false" table:show-details="true"/>
                <table:data-pilot-member table:name="2016.06.15" table:display="false" table:show-details="true"/>
                <table:data-pilot-member table:name="2016.09.27" table:display="false" table:show-details="true"/>
                <table:data-pilot-member table:name="2016.10.14" table:display="false" table:show-details="true"/>
                <table:data-pilot-member table:name="2017.01.23" table:display="false" table:show-details="true"/>
                <table:data-pilot-member table:name="2017.02.10" table:display="false" table:show-details="true"/>
                <table:data-pilot-member table:name="2017.03.02" table:display="false" table:show-details="true"/>
                <table:data-pilot-member table:name="2017.03.06" table:display="false" table:show-details="true"/>
                <table:data-pilot-member table:name="2017.03.14" table:display="false" table:show-details="true"/>
                <table:data-pilot-member table:name="2017.03.21" table:display="false" table:show-details="true"/>
                <table:data-pilot-member table:name="2017.03.23" table:display="false" table:show-details="true"/>
                <table:data-pilot-member table:name="2017.03.24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il" tableooo:display-name="mail" table:orientation="data" table:used-hierarchy="-1" table:function="count">
            <table:data-pilot-level calcext:repeat-item-labels="false">
              <table:data-pilot-members>
                <table:data-pilot-member table:name="xxxxxxxxxxxxxxxxxxx" table:display="true" table:show-details="true"/>
                <table:data-pilot-member table:name="xxxxxxxxxxxxxxxxxxxx" table:display="true" table:show-details="true"/>
                <table:data-pilot-member table:name="xxxxxxxxxxxxxxxxxxxxx" table:display="true" table:show-details="true"/>
                <table:data-pilot-member table:name="xxxxxxxxxxxxxxxxxxxxxx" table:display="true" table:show-details="true"/>
                <table:data-pilot-member table:name="xxxxxxxxxxxxxxxxxxxxxxx" table:display="true" table:show-details="true"/>
                <table:data-pilot-member table:name="xxxxxxxxxxxxxxxxxxxxxxxx" table:display="true" table:show-details="true"/>
                <table:data-pilot-member table:name="xxxxxxxxxxxxxxxxxxxxxxxxx" table:display="true" table:show-details="true"/>
                <table:data-pilot-member table:name="xxxxxxxxxxxxxxxxxxxxxxxxxx" table:display="true" table:show-details="true"/>
                <table:data-pilot-member table:name="xxxxxxxxxxxxxxxxxxxxxxxxxxx" table:display="true" table:show-details="true"/>
                <table:data-pilot-member table:name="xxxxxxxxxxxxxxxxxxxxxxxxxxxxx" table:display="true" table:show-details="true"/>
                <table:data-pilot-member table:name="xxxxxxxxxxxxxxxxxxxxxxxxxxxxxxx" table:display="true" table:show-details="true"/>
                <table:data-pilot-member table:name="xxxxxxxxxxxxxxxxxxxxxxxxxxxxxxxxx" table:display="true" table:show-details="true"/>
                <table:data-pilot-member table:name="xxxxxxxxxxxxxxxxxxxxxxxxxxxxxxxxxxxx" table:display="true" table:show-details="true"/>
                <table:data-pilot-member table:name="" table:display="true" table:show-details="true"/>
              </table:data-pilot-members>
            </table:data-pilot-level>
            <table:data-pilot-field-reference table:type="none" table:member-type="named" table:member-name=""/>
          </table:data-pilot-field>
          <table:data-pilot-field table:source-field-name="" tableooo:display-name="Values" table:is-data-layout-field="true" table:orientation="hidden" table:used-hierarchy="-1" table:function="auto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Ft</number:text>
    </number:number-style>
    <number:number-style style:name="N107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Ft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Ft</number:text>
    </number:number-style>
    <number:number-style style:name="N109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Ft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5P2" style:volatile="true">
      <loext:text> </loext:text>
      <loext:fill-character> </loext:fill-character>
      <number:text>-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6P2" style:volatile="true">
      <loext:text> </loext:text>
      <loext:fill-character> </loext:fill-character>
      <number:text>- Ft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  <number:text>,</number:text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>
      <style:table-cell-properties fo:padding="0.71mm" style:rotation-align="none"/>
      <style:text-properties fo:color="#333333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Explanatory_20_Text" style:display-name="Excel_BuiltIn_Explanatory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vot" style:display-name="PageStyle_piv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3:52:53.580000000</meta:creation-date>
    <meta:editing-cycles>1</meta:editing-cycles>
    <meta:editing-duration>P0D</meta:editing-duration>
    <meta:document-statistic meta:table-count="2" meta:cell-count="150" meta:object-count="0"/>
    <meta:generator>LibreOfficeDev/6.0.0.0.alpha0$Windows_x86 LibreOffice_project/8e7897588d7185ef1964e8120669c1de3d1ce734</meta:generator>
    <meta:user-defined meta:name="AppVersion">15.0300</meta:user-defined>
    <meta:user-defined meta:name="Company">NISZ Nemzeti Infokommunikációs Szolgáltató Zr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